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e9e0" officeooo:paragraph-rsid="001ae9e0" style:font-weight-asian="bold" style:font-weight-complex="bold"/>
    </style:style>
    <style:style style:name="P2" style:family="paragraph" style:parent-style-name="Standard">
      <style:text-properties fo:font-weight="bold" officeooo:rsid="001c4a82" officeooo:paragraph-rsid="001c4a82" style:font-weight-asian="bold" style:font-weight-complex="bold"/>
    </style:style>
    <style:style style:name="P3" style:family="paragraph" style:parent-style-name="Standard">
      <style:text-properties fo:font-weight="bold" officeooo:rsid="001c6a5b" officeooo:paragraph-rsid="001c6a5b" style:font-weight-asian="bold" style:font-weight-complex="bold"/>
    </style:style>
    <style:style style:name="P4" style:family="paragraph" style:parent-style-name="Standard">
      <style:text-properties fo:font-weight="bold" officeooo:rsid="001efc45" officeooo:paragraph-rsid="001efc45" style:font-weight-asian="bold" style:font-weight-complex="bold"/>
    </style:style>
    <style:style style:name="P5" style:family="paragraph" style:parent-style-name="Standard">
      <style:text-properties fo:font-weight="bold" officeooo:rsid="001fbf77" officeooo:paragraph-rsid="001fbf77" style:font-weight-asian="bold" style:font-weight-complex="bold"/>
    </style:style>
    <style:style style:name="P6" style:family="paragraph" style:parent-style-name="Standard">
      <style:text-properties fo:font-weight="bold" officeooo:rsid="0027003d" officeooo:paragraph-rsid="0027003d" style:font-weight-asian="bold" style:font-weight-complex="bold"/>
    </style:style>
    <style:style style:name="P7" style:family="paragraph" style:parent-style-name="Standard">
      <style:text-properties fo:font-weight="bold" officeooo:rsid="0024e600" officeooo:paragraph-rsid="0024e600" style:font-weight-asian="bold" style:font-weight-complex="bold"/>
    </style:style>
    <style:style style:name="P8" style:family="paragraph" style:parent-style-name="Standard">
      <style:text-properties fo:font-weight="bold" officeooo:rsid="00294faf" officeooo:paragraph-rsid="00294faf" style:font-weight-asian="bold" style:font-weight-complex="bold"/>
    </style:style>
    <style:style style:name="P9" style:family="paragraph" style:parent-style-name="Standard">
      <style:text-properties fo:font-weight="normal" officeooo:rsid="001ae9e0" officeooo:paragraph-rsid="001ae9e0" style:font-weight-asian="normal" style:font-weight-complex="normal"/>
    </style:style>
    <style:style style:name="P10" style:family="paragraph" style:parent-style-name="Standard">
      <style:text-properties fo:font-weight="normal" officeooo:rsid="001ae9e0" officeooo:paragraph-rsid="001c4a82" style:font-weight-asian="normal" style:font-weight-complex="normal"/>
    </style:style>
    <style:style style:name="P11" style:family="paragraph" style:parent-style-name="Standard">
      <style:text-properties fo:font-weight="normal" officeooo:rsid="001c6a5b" officeooo:paragraph-rsid="001c6a5b" style:font-weight-asian="normal" style:font-weight-complex="normal"/>
    </style:style>
    <style:style style:name="P12" style:family="paragraph" style:parent-style-name="Standard">
      <style:text-properties fo:font-weight="normal" officeooo:rsid="0020bcb5" officeooo:paragraph-rsid="0020bcb5" style:font-weight-asian="normal" style:font-weight-complex="normal"/>
    </style:style>
    <style:style style:name="P13" style:family="paragraph" style:parent-style-name="Standard">
      <style:text-properties fo:font-weight="normal" officeooo:rsid="001c4a82" officeooo:paragraph-rsid="001c4a82" style:font-weight-asian="normal" style:font-weight-complex="normal"/>
    </style:style>
    <style:style style:name="P14" style:family="paragraph" style:parent-style-name="Standard">
      <style:text-properties fo:font-weight="normal" officeooo:rsid="00294faf" officeooo:paragraph-rsid="00294faf" style:font-weight-asian="normal" style:font-weight-complex="normal"/>
    </style:style>
    <style:style style:name="P15" style:family="paragraph" style:parent-style-name="Standard">
      <style:text-properties fo:font-weight="bold" officeooo:rsid="0030d9ee" officeooo:paragraph-rsid="0030d9ee" style:font-weight-asian="bold" style:font-weight-complex="bold"/>
    </style:style>
    <style:style style:name="P16" style:family="paragraph" style:parent-style-name="Standard">
      <style:text-properties fo:font-weight="bold" officeooo:rsid="00248c90" officeooo:paragraph-rsid="00248c90" style:font-weight-asian="bold" style:font-weight-complex="bold"/>
    </style:style>
    <style:style style:name="P17" style:family="paragraph" style:parent-style-name="Standard">
      <style:text-properties fo:font-weight="normal" officeooo:rsid="0034c0e8" officeooo:paragraph-rsid="0034c0e8" style:font-weight-asian="normal" style:font-weight-complex="normal"/>
    </style:style>
    <style:style style:name="P18" style:family="paragraph" style:parent-style-name="Standard">
      <style:text-properties fo:font-weight="normal" officeooo:rsid="003597a7" officeooo:paragraph-rsid="003597a7" style:font-weight-asian="normal" style:font-weight-complex="normal"/>
    </style:style>
    <style:style style:name="P19" style:family="paragraph" style:parent-style-name="Standard">
      <style:text-properties fo:font-weight="normal" officeooo:rsid="00378faf" officeooo:paragraph-rsid="00378faf" style:font-weight-asian="normal" style:font-weight-complex="normal"/>
    </style:style>
    <style:style style:name="T1" style:family="text">
      <style:text-properties officeooo:rsid="001e464c"/>
    </style:style>
    <style:style style:name="T2" style:family="text">
      <style:text-properties officeooo:rsid="00214592"/>
    </style:style>
    <style:style style:name="T3" style:family="text">
      <style:text-properties officeooo:rsid="00248c90"/>
    </style:style>
    <style:style style:name="T4" style:family="text">
      <style:text-properties officeooo:rsid="002bf9d9"/>
    </style:style>
    <style:style style:name="T5" style:family="text">
      <style:text-properties officeooo:rsid="002d4751"/>
    </style:style>
    <style:style style:name="T6" style:family="text">
      <style:text-properties officeooo:rsid="002fe5cb"/>
    </style:style>
    <style:style style:name="T7" style:family="text">
      <style:text-properties officeooo:rsid="0030d9ee"/>
    </style:style>
    <style:style style:name="T8" style:family="text">
      <style:text-properties officeooo:rsid="0039799e"/>
    </style:style>
    <style:style style:name="T9" style:family="text">
      <style:text-properties officeooo:rsid="003af3f5"/>
    </style:style>
    <style:style style:name="T10" style:family="text">
      <style:text-properties officeooo:rsid="003b8d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1"/>
      <text:p text:style-name="P9">Bumpy helps to make your journey smoother and safer. Any speed breaker you face on the road to your destination is recorded by Bumpy. <text:span text:style-name="T3">I</text:span>t w<text:span text:style-name="T4">arns you for</text:span> same breaker whenever you <text:span text:style-name="T4">travel on that road again</text:span>.</text:p>
      <text:p text:style-name="P9"/>
      <text:p text:style-name="P2">WHY? MOTIVATION</text:p>
      <text:p text:style-name="P1"/>
      <text:p text:style-name="P10"><text:span text:style-name="T3">A safe and smooth journey for you and your loved ones.</text:span> <text:span text:style-name="T5">To g</text:span>ive <text:span text:style-name="T8">you</text:span> a way to see what is coming <text:span text:style-name="T5">ahead</text:span>. Avoid<text:span text:style-name="T5">ing</text:span> the impact with a speed-breaker or at least minimizing <text:span text:style-name="T6">it</text:span>. This way we may <text:span text:style-name="T9">save your hospital bill</text:span>.</text:p>
      <text:p text:style-name="P10"/>
      <text:p text:style-name="P2">WHAT?</text:p>
      <text:p text:style-name="P10"/>
      <text:p text:style-name="P13">Bumpy is an android application made just for your ease. It collects the information <text:span text:style-name="T7">about</text:span> the road you are traveling on and detects the speed breakers. It also alerts you about the breakers ahead.</text:p>
      <text:p text:style-name="P10"/>
      <text:p text:style-name="P2">HOW?</text:p>
      <text:p text:style-name="P10"/>
      <text:p text:style-name="P15">FLOW CHART</text:p>
      <text:p text:style-name="P10"/>
      <text:p text:style-name="P3">WHEN <text:span text:style-name="T7">AND WHERE</text:span>?</text:p>
      <text:p text:style-name="P3"/>
      <text:p text:style-name="P11"><text:span text:style-name="T10">You need to</text:span> have a working Internet connection <text:span text:style-name="T10">and an Android Smartphone</text:span>. <text:span text:style-name="T7">It will still work when you don't have it later</text:span>. As long as you are on this earth, Bumpy will work for you<text:span text:style-name="T1">.</text:span></text:p>
      <text:p text:style-name="P11"/>
      <text:p text:style-name="P6">SCREENSHOT OF MAP OUTPUT</text:p>
      <text:p text:style-name="P4"/>
      <text:p text:style-name="P4"/>
      <text:p text:style-name="P5">RESULTS</text:p>
      <text:p text:style-name="P5"/>
      <text:p text:style-name="P5">INSERT ACCELEROMETER AMPLITUDE AND THE SPECTROGRAM</text:p>
      <text:p text:style-name="P5"/>
      <text:p text:style-name="P5"/>
      <text:p text:style-name="P5">FUTURE WORKS</text:p>
      <text:p text:style-name="P5"/>
      <text:p text:style-name="P12">Include an off road tracker. <text:span text:style-name="T2">An attention checker to keep a check on the driver using face detection. <text:s/>Adjust Bumpy's alerts according to weather and time. Introduce auditory alarms.</text:span></text:p>
      <text:p text:style-name="P16"/>
      <text:p text:style-name="P7">LINKS</text:p>
      <text:p text:style-name="P8"/>
      <text:p text:style-name="P17">https://docs.djangoproject.com/en/1.8/</text:p>
      <text:p text:style-name="P18">https://celery.readthedocs.org/en/latest/</text:p>
      <text:p text:style-name="P18">http://www.django-rest-framework.org/topics/documenting-your-api/</text:p>
      <text:p text:style-name="P19">http://onlinevideolecture.com/?university=derek-banas</text:p>
      <text:p text:style-name="P19">https://www.youtube.com/watch?v=ObYbdoVV7Hg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5T13:37:46.231275121</meta:creation-date>
    <dc:date>2015-08-06T18:34:54.820523490</dc:date>
    <meta:editing-duration>PT1H29M39S</meta:editing-duration>
    <meta:editing-cycles>36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205" meta:character-count="1372" meta:non-whitespace-character-count="1187"/>
  </office:meta>
</office:document-meta>
</file>